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07cm" fo:margin-left="-0.125cm" table:align="left" style:writing-mode="lr-tb"/>
    </style:style>
    <style:style style:name="Tabela1.A" style:family="table-column">
      <style:table-column-properties style:column-width="3.731cm"/>
    </style:style>
    <style:style style:name="Tabela1.B" style:family="table-column">
      <style:table-column-properties style:column-width="3.757cm"/>
    </style:style>
    <style:style style:name="Tabela1.C" style:family="table-column">
      <style:table-column-properties style:column-width="2.99cm"/>
    </style:style>
    <style:style style:name="Tabela1.D" style:family="table-column">
      <style:table-column-properties style:column-width="3.493cm"/>
    </style:style>
    <style:style style:name="Tabela1.E" style:family="table-column">
      <style:table-column-properties style:column-width="3.537cm"/>
    </style:style>
    <style:style style:name="Tabela1.1" style:family="table-row">
      <style:table-row-properties style:min-row-height="1.64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0.847cm" fo:keep-together="auto"/>
    </style:style>
    <style:style style:name="Tabela1.3" style:family="table-row">
      <style:table-row-properties style:min-row-height="0.767cm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4" style:family="table-row">
      <style:table-row-properties style:min-row-height="2.12cm" fo:keep-together="auto"/>
    </style:style>
    <style:style style:name="Tabela1.5" style:family="table-row">
      <style:table-row-properties style:min-row-height="2.014cm" fo:keep-together="auto"/>
    </style:style>
    <style:style style:name="Tabela2" style:family="table">
      <style:table-properties style:width="17.544cm" fo:margin-left="-0.141cm" table:align="left" style:writing-mode="lr-tb"/>
    </style:style>
    <style:style style:name="Tabela2.A" style:family="table-column">
      <style:table-column-properties style:column-width="3.755cm"/>
    </style:style>
    <style:style style:name="Tabela2.B" style:family="table-column">
      <style:table-column-properties style:column-width="3.752cm"/>
    </style:style>
    <style:style style:name="Tabela2.C" style:family="table-column">
      <style:table-column-properties style:column-width="3cm"/>
    </style:style>
    <style:style style:name="Tabela2.D" style:family="table-column">
      <style:table-column-properties style:column-width="3.5cm"/>
    </style:style>
    <style:style style:name="Tabela2.E" style:family="table-column">
      <style:table-column-properties style:column-width="3.537cm"/>
    </style:style>
    <style:style style:name="Tabela2.1" style:family="table-row">
      <style:table-row-properties style:min-row-height="1.64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2" style:family="table-row">
      <style:table-row-properties style:min-row-height="0.847cm" fo:keep-together="auto"/>
    </style:style>
    <style:style style:name="Tabela2.3" style:family="table-row">
      <style:table-row-properties style:min-row-height="0.767cm" fo:keep-together="auto"/>
    </style:style>
    <style:style style:name="Tabela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4" style:family="table-row">
      <style:table-row-properties style:min-row-height="2.12cm" fo:keep-together="auto"/>
    </style:style>
    <style:style style:name="Tabela3" style:family="table">
      <style:table-properties style:width="17.507cm" fo:margin-left="-0.125cm" table:align="left" style:writing-mode="lr-tb"/>
    </style:style>
    <style:style style:name="Tabela3.A" style:family="table-column">
      <style:table-column-properties style:column-width="3.731cm"/>
    </style:style>
    <style:style style:name="Tabela3.B" style:family="table-column">
      <style:table-column-properties style:column-width="3.757cm"/>
    </style:style>
    <style:style style:name="Tabela3.C" style:family="table-column">
      <style:table-column-properties style:column-width="2.99cm"/>
    </style:style>
    <style:style style:name="Tabela3.D" style:family="table-column">
      <style:table-column-properties style:column-width="3.493cm"/>
    </style:style>
    <style:style style:name="Tabela3.E" style:family="table-column">
      <style:table-column-properties style:column-width="3.537cm"/>
    </style:style>
    <style:style style:name="Tabela3.1" style:family="table-row">
      <style:table-row-properties style:min-row-height="1.64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.2" style:family="table-row">
      <style:table-row-properties style:min-row-height="0.847cm" fo:keep-together="auto"/>
    </style:style>
    <style:style style:name="Tabela3.3" style:family="table-row">
      <style:table-row-properties style:min-row-height="0.767cm" fo:keep-together="auto"/>
    </style:style>
    <style:style style:name="Tabela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4" style:family="table-row">
      <style:table-row-properties style:min-row-height="2.12cm" fo:keep-together="auto"/>
    </style:style>
    <style:style style:name="Tabela3.5" style:family="table-row">
      <style:table-row-properties style:min-row-height="2.014cm" fo:keep-together="auto"/>
    </style:style>
    <style:style style:name="Tabela4" style:family="table">
      <style:table-properties style:width="17.507cm" fo:margin-left="-0.125cm" table:align="left" style:writing-mode="lr-tb"/>
    </style:style>
    <style:style style:name="Tabela4.A" style:family="table-column">
      <style:table-column-properties style:column-width="3.731cm"/>
    </style:style>
    <style:style style:name="Tabela4.B" style:family="table-column">
      <style:table-column-properties style:column-width="3.757cm"/>
    </style:style>
    <style:style style:name="Tabela4.C" style:family="table-column">
      <style:table-column-properties style:column-width="2.99cm"/>
    </style:style>
    <style:style style:name="Tabela4.D" style:family="table-column">
      <style:table-column-properties style:column-width="3.493cm"/>
    </style:style>
    <style:style style:name="Tabela4.E" style:family="table-column">
      <style:table-column-properties style:column-width="3.537cm"/>
    </style:style>
    <style:style style:name="Tabela4.1" style:family="table-row">
      <style:table-row-properties style:min-row-height="1.64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.2" style:family="table-row">
      <style:table-row-properties style:min-row-height="0.847cm" fo:keep-together="auto"/>
    </style:style>
    <style:style style:name="Tabela4.3" style:family="table-row">
      <style:table-row-properties style:min-row-height="0.767cm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4" style:family="table-row">
      <style:table-row-properties style:min-row-height="2.12cm" fo:keep-together="auto"/>
    </style:style>
    <style:style style:name="Tabela4.5" style:family="table-row">
      <style:table-row-properties style:min-row-height="2.014cm" fo:keep-together="auto"/>
    </style:style>
    <style:style style:name="Tabela15" style:family="table">
      <style:table-properties style:width="17.671cm" fo:margin-left="-0.141cm" table:align="left" style:writing-mode="lr-tb"/>
    </style:style>
    <style:style style:name="Tabela15.A" style:family="table-column">
      <style:table-column-properties style:column-width="3.882cm"/>
    </style:style>
    <style:style style:name="Tabela15.B" style:family="table-column">
      <style:table-column-properties style:column-width="3.752cm"/>
    </style:style>
    <style:style style:name="Tabela15.C" style:family="table-column">
      <style:table-column-properties style:column-width="3cm"/>
    </style:style>
    <style:style style:name="Tabela15.D" style:family="table-column">
      <style:table-column-properties style:column-width="3.5cm"/>
    </style:style>
    <style:style style:name="Tabela15.E" style:family="table-column">
      <style:table-column-properties style:column-width="3.537cm"/>
    </style:style>
    <style:style style:name="Tabela15.1" style:family="table-row">
      <style:table-row-properties style:min-row-height="1.64cm" fo:keep-together="auto"/>
    </style:style>
    <style:style style:name="Tabela1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5.2" style:family="table-row">
      <style:table-row-properties style:min-row-height="0.847cm" fo:keep-together="auto"/>
    </style:style>
    <style:style style:name="Tabela15.3" style:family="table-row">
      <style:table-row-properties style:min-row-height="0.346cm" fo:keep-together="auto"/>
    </style:style>
    <style:style style:name="Tabela1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5.4" style:family="table-row">
      <style:table-row-properties style:min-row-height="2.014cm" fo:keep-together="auto"/>
    </style:style>
    <style:style style:name="Tabela5" style:family="table">
      <style:table-properties style:width="17.671cm" fo:margin-left="-0.141cm" table:align="left" style:writing-mode="lr-tb"/>
    </style:style>
    <style:style style:name="Tabela5.A" style:family="table-column">
      <style:table-column-properties style:column-width="3.882cm"/>
    </style:style>
    <style:style style:name="Tabela5.B" style:family="table-column">
      <style:table-column-properties style:column-width="3.752cm"/>
    </style:style>
    <style:style style:name="Tabela5.C" style:family="table-column">
      <style:table-column-properties style:column-width="3cm"/>
    </style:style>
    <style:style style:name="Tabela5.D" style:family="table-column">
      <style:table-column-properties style:column-width="3.5cm"/>
    </style:style>
    <style:style style:name="Tabela5.E" style:family="table-column">
      <style:table-column-properties style:column-width="3.537cm"/>
    </style:style>
    <style:style style:name="Tabela5.1" style:family="table-row">
      <style:table-row-properties style:min-row-height="1.64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.2" style:family="table-row">
      <style:table-row-properties style:min-row-height="0.847cm" fo:keep-together="auto"/>
    </style:style>
    <style:style style:name="Tabela5.3" style:family="table-row">
      <style:table-row-properties style:min-row-height="0.346cm" fo:keep-together="auto"/>
    </style:style>
    <style:style style:name="Tabela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4" style:family="table-row">
      <style:table-row-properties style:min-row-height="2.014cm" fo:keep-together="auto"/>
    </style:style>
    <style:style style:name="P1" style:family="paragraph" style:parent-style-name="Standard">
      <style:text-properties officeooo:rsid="00030f8b" officeooo:paragraph-rsid="00030f8b"/>
    </style:style>
    <style:style style:name="P2" style:family="paragraph" style:parent-style-name="Standard">
      <style:text-properties officeooo:rsid="00030f8b" officeooo:paragraph-rsid="0005715b"/>
    </style:style>
    <style:style style:name="P3" style:family="paragraph" style:parent-style-name="Standard">
      <style:text-properties fo:font-weight="bold" officeooo:rsid="0004f67d" officeooo:paragraph-rsid="00030f8b" style:font-weight-asian="bold" style:font-weight-complex="bold"/>
    </style:style>
    <style:style style:name="P4" style:family="paragraph" style:parent-style-name="Standard">
      <style:paragraph-properties fo:line-height="100%"/>
      <style:text-properties style:font-name="Times New Roman" officeooo:paragraph-rsid="000a3ca1" style:font-name-complex="Times New Roman"/>
    </style:style>
    <style:style style:name="P5" style:family="paragraph" style:parent-style-name="Standard">
      <style:paragraph-properties fo:line-height="100%"/>
      <style:text-properties style:font-name="Times New Roman" officeooo:paragraph-rsid="000d4a7c" style:font-name-complex="Times New Roman"/>
    </style:style>
    <style:style style:name="P6" style:family="paragraph" style:parent-style-name="Standard">
      <style:paragraph-properties fo:line-height="100%"/>
      <style:text-properties style:font-name="Times New Roman" officeooo:paragraph-rsid="0005715b" style:font-name-complex="Times New Roman"/>
    </style:style>
    <style:style style:name="P7" style:family="paragraph" style:parent-style-name="Standard">
      <style:text-properties style:font-name="Times New Roman" fo:font-size="12pt" officeooo:rsid="000a3ca1" officeooo:paragraph-rsid="000a3ca1" style:font-size-asian="12pt" style:font-name-complex="Times New Roman" style:font-size-complex="12pt"/>
    </style:style>
    <style:style style:name="P8" style:family="paragraph" style:parent-style-name="Standard">
      <style:text-properties style:font-name="Times New Roman" fo:font-size="12pt" officeooo:paragraph-rsid="000dc970" style:font-size-asian="12pt" style:font-name-complex="Times New Roman" style:font-size-complex="12pt"/>
    </style:style>
    <style:style style:name="P9" style:family="paragraph" style:parent-style-name="Standard">
      <style:text-properties officeooo:paragraph-rsid="0005715b"/>
    </style:style>
    <style:style style:name="P10" style:family="paragraph" style:parent-style-name="Standard">
      <style:text-properties officeooo:paragraph-rsid="000a3ca1"/>
    </style:style>
    <style:style style:name="P11" style:family="paragraph" style:parent-style-name="Standard">
      <style:text-properties officeooo:paragraph-rsid="000d4a7c"/>
    </style:style>
    <style:style style:name="P12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Times New Roman" officeooo:paragraph-rsid="000d4a7c" style:font-name-complex="Times New Roman"/>
    </style:style>
    <style:style style:name="P13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5715b" style:font-name-complex="Times New Roman"/>
    </style:style>
    <style:style style:name="P14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a3ca1" style:font-name-complex="Times New Roman"/>
    </style:style>
    <style:style style:name="P15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c28cd" style:font-name-complex="Times New Roman"/>
    </style:style>
    <style:style style:name="P16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d4a7c" style:font-name-complex="Times New Roman"/>
    </style:style>
    <style:style style:name="P17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5715b" style:font-name-complex="Times New Roman"/>
    </style:style>
    <style:style style:name="P18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a3ca1" style:font-name-complex="Times New Roman"/>
    </style:style>
    <style:style style:name="P19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d4a7c" style:font-name-complex="Times New Roman"/>
    </style:style>
    <style:style style:name="P20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rsid="000c28cd" officeooo:paragraph-rsid="000c28cd" style:font-name-complex="Times New Roman"/>
    </style:style>
    <style:style style:name="P21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5715b" style:font-weight-asian="bold" style:font-name-complex="Times New Roman"/>
    </style:style>
    <style:style style:name="P22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a3ca1" style:font-weight-asian="bold" style:font-name-complex="Times New Roman"/>
    </style:style>
    <style:style style:name="P23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d4a7c" style:font-weight-asian="bold" style:font-name-complex="Times New Roman"/>
    </style:style>
    <style:style style:name="P24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5715b" style:font-weight-asian="bold" style:font-name-complex="Times New Roman"/>
    </style:style>
    <style:style style:name="P25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a3ca1" style:font-weight-asian="bold" style:font-name-complex="Times New Roman"/>
    </style:style>
    <style:style style:name="P26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d4a7c" style:font-weight-asian="bold" style:font-name-complex="Times New Roman"/>
    </style:style>
    <style:style style:name="P27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officeooo:paragraph-rsid="000c28cd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0dc970"/>
    </style:style>
    <style:style style:name="P29" style:family="paragraph" style:parent-style-name="Standard" style:list-style-name="L1">
      <style:text-properties officeooo:rsid="00030f8b" officeooo:paragraph-rsid="00030f8b"/>
    </style:style>
    <style:style style:name="P30" style:family="paragraph" style:parent-style-name="Standard">
      <style:text-properties officeooo:paragraph-rsid="000d4a7c"/>
    </style:style>
    <style:style style:name="P31" style:family="paragraph" style:parent-style-name="Standard">
      <style:paragraph-properties fo:line-height="100%"/>
      <style:text-properties style:font-name="Times New Roman" officeooo:paragraph-rsid="000f8baf" style:font-name-complex="Times New Roman"/>
    </style:style>
    <style:style style:name="P32" style:family="paragraph" style:parent-style-name="Standard">
      <style:paragraph-properties fo:text-align="center" style:justify-single-word="false"/>
      <style:text-properties style:font-name="Times New Roman" officeooo:paragraph-rsid="000ff502" style:font-name-complex="Times New Roman"/>
    </style:style>
    <style:style style:name="P33" style:family="paragraph" style:parent-style-name="Standard">
      <style:paragraph-properties fo:text-align="center" style:justify-single-word="false"/>
      <style:text-properties style:font-name="Times New Roman" officeooo:paragraph-rsid="00105dd0" style:font-name-complex="Times New Roman"/>
    </style:style>
    <style:style style:name="P34" style:family="paragraph" style:parent-style-name="Standard">
      <style:text-properties officeooo:paragraph-rsid="000f8baf"/>
    </style:style>
    <style:style style:name="P35" style:family="paragraph" style:parent-style-name="Standard">
      <style:text-properties officeooo:paragraph-rsid="000ff502"/>
    </style:style>
    <style:style style:name="P36" style:family="paragraph" style:parent-style-name="Standard">
      <style:text-properties officeooo:paragraph-rsid="00105dd0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fo:font-weight="normal" officeooo:rsid="0004f67d" officeooo:paragraph-rsid="000dc970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officeooo:paragraph-rsid="000ff502" style:font-name-complex="Times New Roman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officeooo:paragraph-rsid="00105dd0" style:font-name-complex="Times New Roman"/>
    </style:style>
    <style:style style:name="P4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0dc970"/>
    </style:style>
    <style:style style:name="P41" style:family="paragraph" style:parent-style-name="Standard">
      <style:paragraph-properties fo:margin-top="0cm" fo:margin-bottom="0.353cm" loext:contextual-spacing="false" fo:text-align="start" style:justify-single-word="false"/>
      <style:text-properties style:font-name="Times New Roman" fo:font-size="12pt" fo:font-weight="normal" officeooo:rsid="000c28cd" officeooo:paragraph-rsid="000d5895" style:font-size-asian="12pt" style:font-weight-asian="normal" style:font-name-complex="Times New Roman" style:font-size-complex="12pt" style:font-weight-complex="normal"/>
    </style:style>
    <style:style style:name="P42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f8baf" style:font-weight-asian="bold" style:font-name-complex="Times New Roman"/>
    </style:style>
    <style:style style:name="P43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f8baf" style:font-weight-asian="bold" style:font-name-complex="Times New Roman"/>
    </style:style>
    <style:style style:name="P44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0ff502" style:font-weight-asian="bold" style:font-name-complex="Times New Roman"/>
    </style:style>
    <style:style style:name="P45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weight="bold" officeooo:paragraph-rsid="00105dd0" style:font-weight-asian="bold" style:font-name-complex="Times New Roman"/>
    </style:style>
    <style:style style:name="P46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0ff502" style:font-weight-asian="bold" style:font-name-complex="Times New Roman"/>
    </style:style>
    <style:style style:name="P47" style:family="paragraph" style:parent-style-name="Standard">
      <style:paragraph-properties fo:margin-top="0cm" fo:margin-bottom="0.353cm" loext:contextual-spacing="false" fo:line-height="100%"/>
      <style:text-properties style:font-name="Times New Roman" fo:font-weight="bold" officeooo:paragraph-rsid="00105dd0" style:font-weight-asian="bold" style:font-name-complex="Times New Roman"/>
    </style:style>
    <style:style style:name="P48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f8baf" style:font-name-complex="Times New Roman"/>
    </style:style>
    <style:style style:name="P49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0ff502" style:font-name-complex="Times New Roman"/>
    </style:style>
    <style:style style:name="P50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officeooo:paragraph-rsid="00105dd0" style:font-name-complex="Times New Roman"/>
    </style:style>
    <style:style style:name="P51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f8baf" style:font-name-complex="Times New Roman"/>
    </style:style>
    <style:style style:name="P52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0ff502" style:font-name-complex="Times New Roman"/>
    </style:style>
    <style:style style:name="P53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officeooo:paragraph-rsid="00105dd0" style:font-name-complex="Times New Roman"/>
    </style:style>
    <style:style style:name="P54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Times New Roman" officeooo:paragraph-rsid="000ff502" style:font-name-complex="Times New Roman"/>
    </style:style>
    <style:style style:name="P55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Times New Roman" officeooo:paragraph-rsid="000ff502" style:font-name-complex="Times New Roman"/>
    </style:style>
    <style:style style:name="P56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Times New Roman" officeooo:paragraph-rsid="00105dd0" style:font-name-complex="Times New Roman"/>
    </style:style>
    <style:style style:name="P57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officeooo:paragraph-rsid="000f8baf"/>
    </style:style>
    <style:style style:name="P58" style:family="paragraph" style:parent-style-name="Parágrafo_20_da_20_Lista">
      <style:paragraph-properties fo:text-align="justify" style:justify-single-word="false"/>
      <style:text-properties style:font-name="Times New Roman" fo:font-size="12pt" officeooo:paragraph-rsid="0011bc64" style:font-size-asian="12pt" style:font-name-complex="Times New Roman" style:font-size-complex="12pt"/>
    </style:style>
    <style:style style:name="P59" style:family="paragraph" style:parent-style-name="Parágrafo_20_da_20_Lista">
      <style:paragraph-properties fo:text-align="justify" style:justify-single-word="false"/>
      <style:text-properties style:font-name="Times New Roman" fo:font-size="12pt" fo:font-weight="bold" officeooo:paragraph-rsid="0011bc64" style:font-size-asian="12pt" style:font-weight-asian="bold" style:font-name-complex="Times New Roman" style:font-size-complex="12pt"/>
    </style:style>
    <style:style style:name="P60" style:family="paragraph" style:parent-style-name="Parágrafo_20_da_20_Lista" style:list-style-name="WW8Num2">
      <style:text-properties officeooo:paragraph-rsid="0011bc64"/>
    </style:style>
    <style:style style:name="P61" style:family="paragraph" style:parent-style-name="Parágrafo_20_da_20_Lista">
      <style:paragraph-properties fo:margin-left="3.175cm" fo:margin-right="0cm" fo:text-indent="0cm" style:auto-text-indent="false"/>
      <style:text-properties officeooo:paragraph-rsid="0011bc64"/>
    </style:style>
    <style:style style:name="P62" style:family="paragraph" style:parent-style-name="Parágrafo_20_da_20_Lista" style:list-style-name="WW8Num2">
      <style:paragraph-properties fo:margin-left="0cm" fo:margin-right="0cm" fo:text-indent="0cm" style:auto-text-indent="false"/>
      <style:text-properties officeooo:paragraph-rsid="0011bc6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f67d" style:font-weight-asian="bold" style:font-weight-complex="bold"/>
    </style:style>
    <style:style style:name="T3" style:family="text">
      <style:text-properties officeooo:rsid="0004f67d"/>
    </style:style>
    <style:style style:name="T4" style:family="text">
      <style:text-properties officeooo:rsid="0005715b"/>
    </style:style>
    <style:style style:name="T5" style:family="text">
      <style:text-properties fo:font-variant="normal" fo:text-transform="none" fo:color="#111111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111111" style:font-name="Times New Roman" fo:font-size="12pt" fo:letter-spacing="normal" fo:font-style="normal" fo:font-weight="normal" officeooo:rsid="0008afe4" style:font-size-asian="12pt" style:font-size-complex="12pt"/>
    </style:style>
    <style:style style:name="T7" style:family="text">
      <style:text-properties fo:font-variant="normal" fo:text-transform="none" fo:color="#111111" style:font-name="Times New Roman" fo:font-size="12pt" fo:letter-spacing="normal" fo:font-style="normal" fo:font-weight="normal" officeooo:rsid="000c28cd" style:font-size-asian="12pt" style:font-size-complex="12pt"/>
    </style:style>
    <style:style style:name="T8" style:family="text">
      <style:text-properties fo:font-variant="normal" fo:text-transform="none" fo:color="#323229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4f67d" style:font-weight-asian="normal" style:font-weight-complex="normal"/>
    </style:style>
    <style:style style:name="T11" style:family="text">
      <style:text-properties fo:font-weight="normal" officeooo:rsid="000a3ca1" style:font-weight-asian="normal" style:font-weight-complex="normal"/>
    </style:style>
    <style:style style:name="T12" style:family="text">
      <style:text-properties fo:font-weight="normal" officeooo:rsid="000c28cd" style:font-weight-asian="normal" style:font-weight-complex="normal"/>
    </style:style>
    <style:style style:name="T13" style:family="text">
      <style:text-properties fo:font-weight="normal" officeooo:rsid="000d5895" style:font-weight-asian="normal" style:font-weight-complex="normal"/>
    </style:style>
    <style:style style:name="T14" style:family="text">
      <style:text-properties style:font-name="Times New Roman" style:font-name-complex="Times New Roman"/>
    </style:style>
    <style:style style:name="T15" style:family="text">
      <style:text-properties style:font-name="Times New Roman" officeooo:rsid="000a3ca1" style:font-name-complex="Times New Roman"/>
    </style:style>
    <style:style style:name="T16" style:family="text">
      <style:text-properties style:font-name="Times New Roman" officeooo:rsid="000c28cd" style:font-name-complex="Times New Roman"/>
    </style:style>
    <style:style style:name="T17" style:family="text">
      <style:text-properties style:font-name="Times New Roman" officeooo:rsid="0005715b" style:font-name-complex="Times New Roman"/>
    </style:style>
    <style:style style:name="T18" style:family="text">
      <style:text-properties style:font-name="Times New Roman" officeooo:rsid="0006e24c" style:font-name-complex="Times New Roman"/>
    </style:style>
    <style:style style:name="T19" style:family="text">
      <style:text-properties style:font-name="Times New Roman" officeooo:rsid="000f8baf" style:font-name-complex="Times New Roman"/>
    </style:style>
    <style:style style:name="T20" style:family="text">
      <style:text-properties style:font-name="Times New Roman" officeooo:rsid="000fa101" style:font-name-complex="Times New Roman"/>
    </style:style>
    <style:style style:name="T21" style:family="text">
      <style:text-properties style:font-name="Times New Roman" officeooo:rsid="000ff502" style:font-name-complex="Times New Roman"/>
    </style:style>
    <style:style style:name="T22" style:family="text">
      <style:text-properties style:font-name="Times New Roman" officeooo:rsid="00105dd0" style:font-name-complex="Times New Roman"/>
    </style:style>
    <style:style style:name="T23" style:family="text">
      <style:text-properties style:font-name="Times New Roman" officeooo:rsid="00030f8b" style:font-name-complex="Times New Roman"/>
    </style:style>
    <style:style style:name="T24" style:family="text">
      <style:text-properties style:font-name="Times New Roman" fo:font-size="12pt" fo:font-weight="normal" officeooo:rsid="000c28cd" style:font-size-asian="12pt" style:font-weight-asian="normal" style:font-name-complex="Times New Roman" style:font-size-complex="12pt" style:font-weight-complex="normal"/>
    </style:style>
    <style:style style:name="T25" style:family="text">
      <style:text-properties style:font-name="Times New Roman" fo:font-size="12pt" fo:font-weight="normal" officeooo:rsid="000d5895" style:font-size-asian="12pt" style:font-weight-asian="normal" style:font-name-complex="Times New Roman" style:font-size-complex="12pt" style:font-weight-complex="normal"/>
    </style:style>
    <style:style style:name="T26" style:family="text">
      <style:text-properties style:font-name="Times New Roman" fo:font-size="12pt" fo:font-weight="normal" officeooo:rsid="0004f67d" style:font-size-asian="12pt" style:font-weight-asian="normal" style:font-name-complex="Times New Roman" style:font-size-complex="12pt" style:font-weight-complex="normal"/>
    </style:style>
    <style:style style:name="T27" style:family="text">
      <style:text-properties style:font-name="Times New Roman" fo:font-size="12pt" style:font-size-asian="12pt" style:font-name-complex="Times New Roman" style:font-size-complex="12pt"/>
    </style:style>
    <style:style style:name="T28" style:family="text">
      <style:text-properties officeooo:rsid="000a3ca1"/>
    </style:style>
    <style:style style:name="T29" style:family="text">
      <style:text-properties officeooo:rsid="000c28cd"/>
    </style:style>
    <style:style style:name="T30" style:family="text">
      <style:text-properties officeooo:rsid="000d4a7c"/>
    </style:style>
    <style:style style:name="T31" style:family="text">
      <style:text-properties officeooo:rsid="000d5895"/>
    </style:style>
    <style:style style:name="T32" style:family="text">
      <style:text-properties officeooo:rsid="000dc970"/>
    </style:style>
    <style:style style:name="T33" style:family="text">
      <style:text-properties officeooo:rsid="000f8baf"/>
    </style:style>
    <style:style style:name="T34" style:family="text">
      <style:text-properties officeooo:rsid="000fa101"/>
    </style:style>
    <style:style style:name="T35" style:family="text">
      <style:text-properties officeooo:rsid="000ff502"/>
    </style:style>
    <style:style style:name="T36" style:family="text">
      <style:text-properties fo:font-size="12pt" fo:font-weight="normal" officeooo:rsid="000ff502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04f67d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0d5895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0fa101" style:font-size-asian="12pt" style:font-weight-asian="normal" style:font-size-complex="12pt" style:font-weight-complex="normal"/>
    </style:style>
    <style:style style:name="T40" style:family="text">
      <style:text-properties officeooo:rsid="00105dd0"/>
    </style:style>
    <style:style style:name="T41" style:family="text">
      <style:text-properties style:font-name-asian="Calibri" style:font-name-complex="Calibri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ção</text:p>
      <text:p text:style-name="P1"/>
      <text:p text:style-name="P1">1.1 Estudo de Viabilidade</text:p>
      <text:p text:style-name="P1"><text:tab/>O sistema Nelore traz para as fazendas e demais demandas de cria de gado de corte e leite uma maior facilidade em cálculos para manutenção do animal em relação a sua alimentação, tornando assim o processo mais cômodo e mais efetivo, fazendo com que o animal seja melhor nutrido e ficando mais apto para a função dele.</text:p>
      <text:p text:style-name="P1"/>
      <text:p text:style-name="P1"><text:tab/>O sistema armazena todos os animais, insumos e funcionários que atuam no setor para que possa ter um maior controle em relação ao manejo dos animais e que mesmo em tempos de seca ou estiagem o cálculo correto da alimentação viabilizará <text:span text:style-name="T4">o balanceamento da ração</text:span>.</text:p>
      <text:p text:style-name="P1"/>
      <text:p text:style-name="P1"/>
      <text:p text:style-name="P1"/>
      <text:p text:style-name="P1"/>
      <text:p text:style-name="P1">1.2 Levantamento de requisitos</text:p>
      <text:p text:style-name="P1"/>
      <text:p text:style-name="P1"><text:tab/><text:span text:style-name="T1">Lista de requisitos </text:span><text:span text:style-name="T2">f</text:span><text:span text:style-name="T1">uncionais</text:span> </text:p>
      <text:p text:style-name="P1"><text:tab/></text:p>
      <text:list xml:id="list5701109548400932782" text:style-name="L1">
        <text:list-item>
          <text:p text:style-name="P29">Cadastr<text:span text:style-name="T28">ar</text:span> Insumo<text:span text:style-name="T3">s</text:span></text:p>
        </text:list-item>
        <text:list-item>
          <text:p text:style-name="P29">Cadastr<text:span text:style-name="T28">ar </text:span>Animais</text:p>
        </text:list-item>
        <text:list-item>
          <text:p text:style-name="P29">Cadastr<text:span text:style-name="T28">ar</text:span> Funcionários</text:p>
        </text:list-item>
        <text:list-item>
          <text:p text:style-name="P29"><text:span text:style-name="T33">Registrar</text:span> cálculos de <text:span text:style-name="T28">balanceamento da </text:span>ração</text:p>
        </text:list-item>
        <text:list-item>
          <text:p text:style-name="P29">Emitir relatórios do animal</text:p>
        </text:list-item>
        <text:list-item>
          <text:p text:style-name="P29">Emitir relatórios do cálculo d<text:span text:style-name="T4">o balanceamento</text:span> ração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tab/><text:span text:style-name="T2">Lista de requisitos não funcionais</text:span></text:p>
      <text:p text:style-name="P3"/>
      <text:p text:style-name="P8">NF1.1 – Controle de <text:span text:style-name="T31">a</text:span>cess<text:span text:style-name="T32">o</text:span></text:p>
      <text:p text:style-name="P8"><text:span text:style-name="T10">NF1.2 – Identificação d</text:span><text:span text:style-name="T11">o insumo</text:span></text:p>
      <text:p text:style-name="P7"><text:span text:style-name="T9">NF2.1 </text:span><text:span text:style-name="T10">– </text:span><text:span text:style-name="T13">Identificação</text:span><text:span text:style-name="T12"> do animal</text:span></text:p>
      <text:p text:style-name="P28"><text:span text:style-name="T24">NF</text:span><text:span text:style-name="T25">3</text:span><text:span text:style-name="T24">.1 </text:span><text:span text:style-name="T26">– </text:span><text:span text:style-name="T24">Controle de </text:span><text:span text:style-name="T25">acesso</text:span></text:p>
      <text:p text:style-name="P28"><text:span text:style-name="T25">NF3.2 </text:span><text:span text:style-name="T26">– Identificação do </text:span><text:span text:style-name="T25">funcionário</text:span></text:p>
      <text:p text:style-name="P38"><text:span text:style-name="T38">NF</text:span><text:span text:style-name="T36">4</text:span><text:span text:style-name="T38">.1 </text:span><text:span text:style-name="T37">– </text:span><text:span text:style-name="T38">Controle de acesso</text:span></text:p>
      <text:p text:style-name="P38"><text:span text:style-name="T38">NF</text:span><text:span text:style-name="T36">4</text:span><text:span text:style-name="T38">.2 </text:span><text:span text:style-name="T37">– </text:span><text:span text:style-name="T38">Identificação do</text:span><text:span text:style-name="T36">s</text:span><text:span text:style-name="T38"> </text:span><text:span text:style-name="T39">registros</text:span></text:p>
      <text:p text:style-name="P39"><text:span text:style-name="T39">NF5.</text:span><text:span text:style-name="T36">1</text:span><text:span text:style-name="T39"> Identificação</text:span></text:p>
      <text:p text:style-name="P39"><text:span text:style-name="T39"/></text:p>
      <text:p text:style-name="P38"><text:span text:style-name="T39"/></text:p>
      <text:p text:style-name="P38"><text:span text:style-name="T38"/></text:p>
      <text:p text:style-name="P54"><text:span text:style-name="T38"/></text:p>
      <text:p text:style-name="P54"><text:span text:style-name="T38"/></text:p>
      <text:p text:style-name="P54"><text:span text:style-name="T38"/></text:p>
      <text:p text:style-name="P54"><text:span text:style-name="T38"/></text:p>
      <text:p text:style-name="P54"><text:span text:style-name="T38"/></text:p>
      <text:p text:style-name="P38"><text:span text:style-name="T38"/></text:p>
      <text:p text:style-name="P54"><text:soft-page-break/><text:span text:style-name="T25"/></text:p>
      <text:p text:style-name="P37"/>
      <text:p text:style-name="P41"/>
      <text:p text:style-name="P41"/>
      <text:p text:style-name="P4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6">F1- Cadastrar <text:span text:style-name="T28">Insumos</text:span> <text:s text:c="99"/><text:span text:style-name="T4">( <text:s/>) </text:span>Oculto </text:p>
            <text:p text:style-name="P27"><text:span text:style-name="T14">Descrição: O sistema deve permitir o cadastro de </text:span><text:span text:style-name="T17">insumos</text:span><text:span text:style-name="T14">, que abrangerá as funções de inclusão, alteração e exclusão dos dados (</text:span><text:span text:style-name="T16">c</text:span><text:span text:style-name="T18">ódigo, </text:span><text:span text:style-name="T16">va</text:span><text:span text:style-name="T18">lidade, </text:span><text:span text:style-name="T16">custo por kg</text:span><text:span text:style-name="T18">, </text:span><text:span text:style-name="T16">t</text:span><text:span text:style-name="T18">eor </text:span><text:span text:style-name="T16">p</text:span><text:span text:style-name="T18">roteico, </text:span><text:span text:style-name="T16">d</text:span><text:span text:style-name="T18">escrição, </text:span><text:span text:style-name="T16">q</text:span><text:span text:style-name="T18">uantidade, </text:span><text:span text:style-name="T16">t</text:span><text:span text:style-name="T18">eor </text:span><text:span text:style-name="T16">c</text:span><text:span text:style-name="T18">alórico por </text:span><text:span text:style-name="T16">k</text:span><text:span text:style-name="T18">g, </text:span><text:span text:style-name="T16">c</text:span><text:span text:style-name="T5">álcio, </text:span><text:span text:style-name="T7">m</text:span><text:span text:style-name="T6">a</text:span><text:span text:style-name="T5">gnésio, </text:span><text:span text:style-name="T7">p</text:span><text:span text:style-name="T5">otássio e </text:span><text:span text:style-name="T7">f</text:span><text:span text:style-name="T5">ósforo</text:span><text:span text:style-name="T14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table:number-columns-spanned="5" office:value-type="string">
            <text:p text:style-name="P24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office:value-type="string">
            <text:p text:style-name="P21">Nome</text:p>
          </table:table-cell>
          <table:table-cell table:style-name="Tabela1.A3" office:value-type="string">
            <text:p text:style-name="P21">Descrição</text:p>
          </table:table-cell>
          <table:table-cell table:style-name="Tabela1.A3" office:value-type="string">
            <text:p text:style-name="P21">Categoria</text:p>
          </table:table-cell>
          <table:table-cell table:style-name="Tabela1.A3" office:value-type="string">
            <text:p text:style-name="P21">Desejável </text:p>
          </table:table-cell>
          <table:table-cell table:style-name="Tabela1.A1" office:value-type="string">
            <text:p text:style-name="P21">Permanente</text:p>
          </table:table-cell>
        </table:table-row>
        <table:table-row table:style-name="Tabela1.4">
          <table:table-cell table:style-name="Tabela1.A3" office:value-type="string">
            <text:p text:style-name="P13">NF1.1 Controle de acesso</text:p>
          </table:table-cell>
          <table:table-cell table:style-name="Tabela1.A3" office:value-type="string">
            <text:p text:style-name="P13">Somente o <text:span text:style-name="T28">administrador</text:span> poderá efetuar o cadastro d<text:span text:style-name="T28">e insumos</text:span>.</text:p>
          </table:table-cell>
          <table:table-cell table:style-name="Tabela1.A3" office:value-type="string">
            <text:p text:style-name="P17">Segurança</text:p>
          </table:table-cell>
          <table:table-cell table:style-name="Tabela1.A3" office:value-type="string">
            <text:p text:style-name="P17">( <text:s text:c="2"/>)</text:p>
          </table:table-cell>
          <table:table-cell table:style-name="Tabela1.A1" office:value-type="string">
            <text:p text:style-name="P17">( X )</text:p>
          </table:table-cell>
        </table:table-row>
        <table:table-row table:style-name="Tabela1.5">
          <table:table-cell table:style-name="Tabela1.A3" office:value-type="string">
            <text:p text:style-name="P13">NF1.2 Identificação do <text:span text:style-name="T28">insumos</text:span></text:p>
          </table:table-cell>
          <table:table-cell table:style-name="Tabela1.A3" office:value-type="string">
            <text:p text:style-name="P13">Os <text:span text:style-name="T28">insumos</text:span> serão identificados pelo nome ou pelo C<text:span text:style-name="T28">ódigo</text:span>.</text:p>
          </table:table-cell>
          <table:table-cell table:style-name="Tabela1.A3" office:value-type="string">
            <text:p text:style-name="P17">Interface</text:p>
          </table:table-cell>
          <table:table-cell table:style-name="Tabela1.A3" office:value-type="string">
            <text:p text:style-name="P17">( <text:s/>)</text:p>
          </table:table-cell>
          <table:table-cell table:style-name="Tabela1.A1" office:value-type="string">
            <text:p text:style-name="P17">( X )</text:p>
          </table:table-cell>
        </table:table-row>
      </table:table>
      <text:p text:style-name="P9"/>
      <text:p text:style-name="P9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ext:soft-page-break/>
        <table:table-row table:style-name="Tabela2.1">
          <table:table-cell table:style-name="Tabela2.A1" table:number-columns-spanned="5" office:value-type="string">
            <text:p text:style-name="P4">F2- Cadastrar <text:span text:style-name="T28">Animal</text:span> <text:s text:c="105"/>( <text:s/>) Oculto </text:p>
            <text:p text:style-name="P27"><text:span text:style-name="T14">Descrição: O sistema deve permitir o cadastro de </text:span><text:span text:style-name="T15">animais</text:span><text:span text:style-name="T14"> </text:span><text:span text:style-name="T16">obtidos</text:span><text:span text:style-name="T14">, que abrangerá as funções de inclusão, alteração e exclusão dos dados (código, </text:span><text:span text:style-name="T16">descrição, </text:span><text:span text:style-name="T8">categoria, idade, peso vivo, peso à idade adulta, produção estimada</text:span><text:span text:style-name="T14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table:number-columns-spanned="5" office:value-type="string">
            <text:p text:style-name="P25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P22">Nome</text:p>
          </table:table-cell>
          <table:table-cell table:style-name="Tabela2.A3" office:value-type="string">
            <text:p text:style-name="P22">Descrição</text:p>
          </table:table-cell>
          <table:table-cell table:style-name="Tabela2.A3" office:value-type="string">
            <text:p text:style-name="P22">Categoria</text:p>
          </table:table-cell>
          <table:table-cell table:style-name="Tabela2.A3" office:value-type="string">
            <text:p text:style-name="P22">Desejável </text:p>
          </table:table-cell>
          <table:table-cell table:style-name="Tabela2.A1" office:value-type="string">
            <text:p text:style-name="P22">Permanente</text:p>
          </table:table-cell>
        </table:table-row>
        <table:table-row table:style-name="Tabela2.4">
          <table:table-cell table:style-name="Tabela2.A3" office:value-type="string">
            <text:p text:style-name="P14">NF2.1 <text:span text:style-name="T29">Identificação do animal</text:span></text:p>
          </table:table-cell>
          <table:table-cell table:style-name="Tabela2.A3" office:value-type="string">
            <text:p text:style-name="P15">Os <text:span text:style-name="T29">animais</text:span> serão identificados pelo <text:span text:style-name="T29">código</text:span>.</text:p>
          </table:table-cell>
          <table:table-cell table:style-name="Tabela2.A3" office:value-type="string">
            <text:p text:style-name="P20">Interface</text:p>
          </table:table-cell>
          <table:table-cell table:style-name="Tabela2.A3" office:value-type="string">
            <text:p text:style-name="P18">( <text:s text:c="2"/>)</text:p>
          </table:table-cell>
          <table:table-cell table:style-name="Tabela2.A1" office:value-type="string">
            <text:p text:style-name="P18">( X )</text:p>
          </table:table-cell>
        </table:table-row>
      </table:table>
      <text:p text:style-name="P10"/>
      <text:p text:style-name="P10"/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table:number-columns-spanned="5" office:value-type="string">
            <text:p text:style-name="P5">F<text:span text:style-name="T31">3</text:span>- Cadastrar <text:span text:style-name="T30">Funcionário</text:span> <text:s text:c="103"/>( <text:s/>) Oculto </text:p>
            <text:p text:style-name="P12">Descrição: O sistema deve permitir o cadastro de <text:span text:style-name="T30">funcionários que trabalham com os animais</text:span>, que abrangerá as funções de inclusão, alteração e exclusão dos dados (nome completo, CPF, RG, data de nascimento, sexo, endereço, telefone, <text:span text:style-name="T30">e-mail)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1" table:number-columns-spanned="5" office:value-type="string">
            <text:p text:style-name="P26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23">Nome</text:p>
          </table:table-cell>
          <table:table-cell table:style-name="Tabela3.A3" office:value-type="string">
            <text:p text:style-name="P23">Descrição</text:p>
          </table:table-cell>
          <table:table-cell table:style-name="Tabela3.A3" office:value-type="string">
            <text:p text:style-name="P23">Categoria</text:p>
          </table:table-cell>
          <table:table-cell table:style-name="Tabela3.A3" office:value-type="string">
            <text:p text:style-name="P23">Desejável </text:p>
          </table:table-cell>
          <table:table-cell table:style-name="Tabela3.A1" office:value-type="string">
            <text:p text:style-name="P23">Permanente</text:p>
          </table:table-cell>
        </table:table-row>
        <table:table-row table:style-name="Tabela3.4">
          <table:table-cell table:style-name="Tabela3.A3" office:value-type="string">
            <text:p text:style-name="P16">NF<text:span text:style-name="T31">3</text:span>.1 Controle de acesso</text:p>
          </table:table-cell>
          <table:table-cell table:style-name="Tabela3.A3" office:value-type="string">
            <text:p text:style-name="P16">Somente o <text:span text:style-name="T31">administrador </text:span><text:s/>poderá efetuar o cadastro d<text:span text:style-name="T31">o funcionário</text:span>.</text:p>
          </table:table-cell>
          <table:table-cell table:style-name="Tabela3.A3" office:value-type="string">
            <text:p text:style-name="P19">Segurança</text:p>
          </table:table-cell>
          <table:table-cell table:style-name="Tabela3.A3" office:value-type="string">
            <text:p text:style-name="P19">( <text:s text:c="2"/>)</text:p>
          </table:table-cell>
          <table:table-cell table:style-name="Tabela3.A1" office:value-type="string">
            <text:p text:style-name="P19">( X )</text:p>
          </table:table-cell>
        </table:table-row>
        <table:table-row table:style-name="Tabela3.5">
          <table:table-cell table:style-name="Tabela3.A3" office:value-type="string">
            <text:p text:style-name="P16">NF<text:span text:style-name="T31">3</text:span>.2 Identificação do <text:span text:style-name="T31">funcionário</text:span></text:p>
          </table:table-cell>
          <table:table-cell table:style-name="Tabela3.A3" office:value-type="string">
            <text:p text:style-name="P16">Os <text:span text:style-name="T31">funcionários</text:span> serão identificados pelo nome ou pelo CPF.</text:p>
          </table:table-cell>
          <table:table-cell table:style-name="Tabela3.A3" office:value-type="string">
            <text:p text:style-name="P19">Interface</text:p>
          </table:table-cell>
          <table:table-cell table:style-name="Tabela3.A3" office:value-type="string">
            <text:p text:style-name="P19">( <text:s/>)</text:p>
          </table:table-cell>
          <table:table-cell table:style-name="Tabela3.A1" office:value-type="string">
            <text:p text:style-name="P19">( X )</text:p>
          </table:table-cell>
        </table:table-row>
      </table:table>
      <text:p text:style-name="P11"/>
      <text:p text:style-name="P11"/>
      <text:p text:style-name="P3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table:number-columns-spanned="5" office:value-type="string">
            <text:p text:style-name="P31">F<text:span text:style-name="T35">4</text:span>- <text:span text:style-name="T33">Registrar cálculo de balanceamento de ração</text:span> <text:s text:c="66"/><text:span text:style-name="T4">( <text:s/>) </text:span>Oculto </text:p>
            <text:p text:style-name="P57"><text:span text:style-name="T14">Descrição: O sistema deve permitir o </text:span><text:span text:style-name="T19">registro </text:span><text:span text:style-name="T22">do </text:span><text:span text:style-name="T19">cálculo de balanceamento de ração</text:span><text:span text:style-name="T14">, que </text:span><text:span text:style-name="T19">deverá </text:span><text:span text:style-name="T21">abrangerá as funções de inclusão, visualização, alteração e exclusão</text:span><text:span text:style-name="T20">(</text:span><text:span text:style-name="T21">código, tipo de gado, tipo de cálculo, </text:span><text:span text:style-name="T19">insumos, os animais que irão ser utilizados, a meta a ser atingid</text:span><text:span text:style-name="T20">a,etc)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1" table:number-columns-spanned="5" office:value-type="string">
            <text:p text:style-name="P43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office:value-type="string">
            <text:p text:style-name="P42">Nome</text:p>
          </table:table-cell>
          <table:table-cell table:style-name="Tabela4.A3" office:value-type="string">
            <text:p text:style-name="P42">Descrição</text:p>
          </table:table-cell>
          <table:table-cell table:style-name="Tabela4.A3" office:value-type="string">
            <text:p text:style-name="P42">Categoria</text:p>
          </table:table-cell>
          <table:table-cell table:style-name="Tabela4.A3" office:value-type="string">
            <text:p text:style-name="P42">Desejável </text:p>
          </table:table-cell>
          <table:table-cell table:style-name="Tabela4.A1" office:value-type="string">
            <text:p text:style-name="P42">Permanente</text:p>
          </table:table-cell>
        </table:table-row>
        <table:table-row table:style-name="Tabela4.4">
          <table:table-cell table:style-name="Tabela4.A3" office:value-type="string">
            <text:p text:style-name="P48">NF<text:span text:style-name="T35">4</text:span>.1 Controle de acesso</text:p>
          </table:table-cell>
          <table:table-cell table:style-name="Tabela4.A3" office:value-type="string">
            <text:p text:style-name="P48">Somente o <text:span text:style-name="T34">funcionário</text:span> poderá efetuar o <text:span text:style-name="T34">registro de cálculo de ração</text:span></text:p>
          </table:table-cell>
          <table:table-cell table:style-name="Tabela4.A3" office:value-type="string">
            <text:p text:style-name="P51">Segurança</text:p>
          </table:table-cell>
          <table:table-cell table:style-name="Tabela4.A3" office:value-type="string">
            <text:p text:style-name="P51">( <text:s text:c="2"/>)</text:p>
          </table:table-cell>
          <table:table-cell table:style-name="Tabela4.A1" office:value-type="string">
            <text:p text:style-name="P51">( X )</text:p>
          </table:table-cell>
        </table:table-row>
        <text:soft-page-break/>
        <table:table-row table:style-name="Tabela4.5">
          <table:table-cell table:style-name="Tabela4.A3" office:value-type="string">
            <text:p text:style-name="P48">NF<text:span text:style-name="T35">4</text:span>.2 Identificação do<text:span text:style-name="T35">s</text:span> <text:span text:style-name="T34">registros</text:span></text:p>
          </table:table-cell>
          <table:table-cell table:style-name="Tabela4.A3" office:value-type="string">
            <text:p text:style-name="P48">Os <text:span text:style-name="T35">cálculos</text:span> serão identificados pelo C<text:span text:style-name="T28">ódigo</text:span>.</text:p>
          </table:table-cell>
          <table:table-cell table:style-name="Tabela4.A3" office:value-type="string">
            <text:p text:style-name="P51">Interface</text:p>
          </table:table-cell>
          <table:table-cell table:style-name="Tabela4.A3" office:value-type="string">
            <text:p text:style-name="P51">( <text:s/>)</text:p>
          </table:table-cell>
          <table:table-cell table:style-name="Tabela4.A1" office:value-type="string">
            <text:p text:style-name="P51">( X )</text:p>
          </table:table-cell>
        </table:table-row>
      </table:table>
      <text:p text:style-name="P34"/>
      <text:p text:style-name="P34"/>
      <text:p text:style-name="P35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row table:style-name="Tabela15.1">
          <table:table-cell table:style-name="Tabela15.A1" table:number-columns-spanned="5" office:value-type="string">
            <text:p text:style-name="P35"><text:span text:style-name="T14">F5- Emitir </text:span><text:span text:style-name="T21">relatórios do animal</text:span><text:span text:style-name="T27"> <text:s text:c="36"/></text:span><text:span text:style-name="T14"><text:s text:c="54"/>( <text:s/>) Oculto </text:span></text:p>
            <text:p text:style-name="P54">Descrição: <text:s/>O sistema deve permitir a emissão de relatório d<text:span text:style-name="T35">o animal</text:span>, mostrando todos os dados do <text:span text:style-name="T35">animal</text:span>, <text:span text:style-name="T35">ganho de peso</text:span>, <text:span text:style-name="T35">leite produzido</text:span>, etc.</text:p>
          </table:table-cell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1" table:number-columns-spanned="5" office:value-type="string">
            <text:p text:style-name="P46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15.3">
          <table:table-cell table:style-name="Tabela15.A3" office:value-type="string">
            <text:p text:style-name="P44">Nome</text:p>
          </table:table-cell>
          <table:table-cell table:style-name="Tabela15.A3" office:value-type="string">
            <text:p text:style-name="P44">Descrição</text:p>
          </table:table-cell>
          <table:table-cell table:style-name="Tabela15.A3" office:value-type="string">
            <text:p text:style-name="P44">Categoria</text:p>
          </table:table-cell>
          <table:table-cell table:style-name="Tabela15.A3" office:value-type="string">
            <text:p text:style-name="P44">Desejável </text:p>
          </table:table-cell>
          <table:table-cell table:style-name="Tabela15.A1" office:value-type="string">
            <text:p text:style-name="P44">Permanente</text:p>
          </table:table-cell>
        </table:table-row>
        <table:table-row table:style-name="Tabela15.4">
          <table:table-cell table:style-name="Tabela15.A3" office:value-type="string">
            <text:p text:style-name="P49">NF5.<text:span text:style-name="T35">1</text:span> Identificação</text:p>
          </table:table-cell>
          <table:table-cell table:style-name="Tabela15.A3" office:value-type="string">
            <text:p text:style-name="P49">O argumento <text:s/>de identificação para emissão do relatório será o <text:span text:style-name="T35">código do animal</text:span>.</text:p>
          </table:table-cell>
          <table:table-cell table:style-name="Tabela15.A3" office:value-type="string">
            <text:p text:style-name="P52">Interface</text:p>
          </table:table-cell>
          <table:table-cell table:style-name="Tabela15.A3" office:value-type="string">
            <text:p text:style-name="P52">( <text:s/>)</text:p>
          </table:table-cell>
          <table:table-cell table:style-name="Tabela15.A1" office:value-type="string">
            <text:p text:style-name="P32">( X)</text:p>
            <text:p text:style-name="P52"/>
          </table:table-cell>
        </table:table-row>
      </table:table>
      <text:p text:style-name="P35"/>
      <text:p text:style-name="P35"/>
      <text:p text:style-name="P3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table:number-columns-spanned="5" office:value-type="string">
            <text:p text:style-name="P36"><text:span text:style-name="T14">F5- </text:span><text:span text:style-name="T23">Emitir relatórios do cálculo d</text:span><text:span text:style-name="T17">o balanceamento</text:span><text:span text:style-name="T23"> ração</text:span><text:span text:style-name="T27"> <text:s text:c="36"/></text:span><text:span text:style-name="T14"><text:s text:c="19"/>( <text:s/>) Oculto </text:span></text:p>
            <text:p text:style-name="P56">Descrição: <text:s/>O sistema deve permitir a emissão de relatório d<text:span text:style-name="T40">o cálculo de balanceamento</text:span>, mostrando todos os dados do <text:span text:style-name="T40">insumo</text:span>, <text:span text:style-name="T40">meta</text:span>, <text:span text:style-name="T40">ração mista</text:span>, etc.</text:p>
          </table:table-cell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1" table:number-columns-spanned="5" office:value-type="string">
            <text:p text:style-name="P47">Requisitos Não Funcionais </text:p>
          </table:table-cell>
          <table:covered-table-cell/>
          <table:covered-table-cell/>
          <table:covered-table-cell/>
          <table:covered-table-cell/>
        </table:table-row>
        <table:table-row table:style-name="Tabela5.3">
          <table:table-cell table:style-name="Tabela5.A3" office:value-type="string">
            <text:p text:style-name="P45">Nome</text:p>
          </table:table-cell>
          <table:table-cell table:style-name="Tabela5.A3" office:value-type="string">
            <text:p text:style-name="P45">Descrição</text:p>
          </table:table-cell>
          <table:table-cell table:style-name="Tabela5.A3" office:value-type="string">
            <text:p text:style-name="P45">Categoria</text:p>
          </table:table-cell>
          <table:table-cell table:style-name="Tabela5.A3" office:value-type="string">
            <text:p text:style-name="P45">Desejável </text:p>
          </table:table-cell>
          <table:table-cell table:style-name="Tabela5.A1" office:value-type="string">
            <text:p text:style-name="P45">Permanente</text:p>
          </table:table-cell>
        </table:table-row>
        <table:table-row table:style-name="Tabela5.4">
          <table:table-cell table:style-name="Tabela5.A3" office:value-type="string">
            <text:p text:style-name="P50">NF5.<text:span text:style-name="T35">1</text:span> Identificação</text:p>
          </table:table-cell>
          <table:table-cell table:style-name="Tabela5.A3" office:value-type="string">
            <text:p text:style-name="P50">O argumento <text:s/>de identificação para emissão do relatório será o <text:span text:style-name="T35">código do registro de cálculo de balanceamento de ração</text:span>.</text:p>
          </table:table-cell>
          <table:table-cell table:style-name="Tabela5.A3" office:value-type="string">
            <text:p text:style-name="P53">Interface</text:p>
          </table:table-cell>
          <table:table-cell table:style-name="Tabela5.A3" office:value-type="string">
            <text:p text:style-name="P53">( <text:s/>)</text:p>
          </table:table-cell>
          <table:table-cell table:style-name="Tabela5.A1" office:value-type="string">
            <text:p text:style-name="P33">( X)</text:p>
            <text:p text:style-name="P53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list xml:id="list3186698563030616332" text:style-name="WW8Num2">
        <text:list-item>
          <text:list>
            <text:list-header>
              <text:p text:style-name="P62"><text:span text:style-name="T41"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style:style style:name="WW8Num2z0" style:family="text"/>
    <style:style style:name="WW8Num2z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z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WW8Num2z1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WW8Num2z1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WW8Num2z1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WW8Num2z1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WW8Num2z1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WW8Num2z1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8:51:07.427000000</meta:creation-date>
    <dc:date>2017-01-29T16:56:29.443000000</dc:date>
    <meta:editing-duration>PT2H38M13S</meta:editing-duration>
    <meta:editing-cycles>4</meta:editing-cycles>
    <meta:generator>LibreOffice/5.2.4.2$Windows_x86 LibreOffice_project/3d5603e1122f0f102b62521720ab13a38a4e0eb0</meta:generator>
    <meta:document-statistic meta:table-count="6" meta:image-count="0" meta:object-count="0" meta:page-count="5" meta:paragraph-count="115" meta:word-count="644" meta:character-count="4611" meta:non-whitespace-character-count="3514"/>
  </office:meta>
</office:document-meta>
</file>